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ABFC2E413EEBEE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2.348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title">
      <style:graphic-properties fo:min-height="3.506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istributed System Project Defense</text:p>
          </draw:text-box>
        </draw:frame>
        <draw:frame presentation:style-name="pr2" draw:text-style-name="P1" draw:layer="layout" svg:width="26cm" svg:height="12.348cm" svg:x="1cm" svg:y="0.837cm" presentation:class="subtitle">
          <draw:text-box>
            <text:p>Distributed Hash Computation System</text:p>
            <text:p/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0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1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</text:list-item>
              <text:list-item>
                <text:p>Servers (S)</text:p>
              </text:list-item>
              <text:list-item>
                <text:p>Clients (C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is started with ant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  <text:list-item>
                <text:p>Servers are launched using launch.sh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We can abort computation on the remaining ones</text:p>
                  </text:list-item>
                  <text:list-item>
                    <text:p/>
                  </text:list-item>
                </text:list>
              </text:list-item>
              <text:list-item>
                <text:p>No one find the resul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emonstration time</text:p>
          </draw:text-box>
        </draw:frame>
        <draw:frame presentation:style-name="pr2" draw:text-style-name="P1" draw:layer="layout" svg:width="26cm" svg:height="12.348cm" svg:x="1cm" svg:y="0.837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0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6" draw:text-style-name="P1" draw:layer="layout" svg:width="26cm" svg:height="14cm" svg:x="1cm" svg:y="5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32">
        <draw:frame presentation:style-name="pr2" draw:text-style-name="P1" draw:layer="layout" svg:width="26cm" svg:height="12.348cm" svg:x="1cm" svg:y="0.837cm" presentation:class="subtitle">
          <draw:text-box>
            <text:p>Thanks you for your attention</text:p>
            <text:p/>
            <text:p>What are your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2010000050000000400ABFC2E413EEBEE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09T07:25:13.113327671</dc:date>
    <meta:editing-duration>PT3H23M6S</meta:editing-duration>
    <meta:editing-cycles>7</meta:editing-cycles>
    <meta:generator>LibreOffice/5.2.7.2$Linux_X86_64 LibreOffice_project/20m0$Build-2</meta:generator>
    <meta:document-statistic meta:object-count="78"/>
  </office:meta>
</office:document-meta>
</file>